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1.5pt" style:font-size-asian="11.5pt" style:font-size-complex="11.5pt"/>
    </style:style>
    <style:style style:name="P8" style:family="paragraph" style:parent-style-name="Standard">
      <style:paragraph-properties fo:text-align="start" style:justify-single-word="false"/>
      <style:text-properties fo:font-size="11.5pt" fo:font-weight="bold" style:font-size-asian="11.5pt" style:font-weight-asian="bold" style:font-size-complex="11.5pt" style:font-weight-complex="bold"/>
    </style:style>
    <style:style style:name="P9"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fo:break-before="page"/>
      <style:text-properties fo:font-size="12pt" style:font-size-asian="12pt" style:font-size-complex="12pt"/>
    </style:style>
    <style:style style:name="P12" style:family="paragraph" style:parent-style-name="Standard">
      <style:paragraph-properties fo:text-align="center" style:justify-single-word="false" fo:break-before="page"/>
      <style:text-properties fo:font-size="18pt" style:font-size-asian="18pt" style:font-size-complex="18pt"/>
    </style:style>
    <style:style style:name="P13" style:family="paragraph" style:parent-style-name="Standard">
      <style:paragraph-properties fo:text-align="start" style:justify-single-word="false"/>
      <style:text-properties fo:font-size="11.5pt" style:font-size-asian="11.5pt" style:font-size-complex="11.5pt"/>
    </style:style>
    <style:style style:name="P14" style:family="paragraph" style:parent-style-name="Standard" style:list-style-name="L1">
      <style:paragraph-properties fo:text-align="start" style:justify-single-word="false"/>
      <style:text-properties fo:font-size="11.5pt" style:font-size-asian="11.5pt" style:font-size-complex="11.5pt"/>
    </style:style>
    <style:style style:name="P15" style:family="paragraph" style:parent-style-name="Standard" style:list-style-name="L2">
      <style:paragraph-properties fo:text-align="start" style:justify-single-word="false"/>
      <style:text-properties fo:font-size="11.5pt" style:font-size-asian="11.5pt" style:font-size-complex="11.5pt"/>
    </style:style>
    <style:style style:name="P16" style:family="paragraph" style:parent-style-name="Standard" style:list-style-name="L1">
      <style:paragraph-properties fo:text-align="start" style:justify-single-word="false"/>
      <style:text-properties fo:font-size="11.5pt" fo:font-weight="bold" style:font-size-asian="11.5pt" style:font-weight-asian="bold" style:font-size-complex="11.5pt" style:font-weight-complex="bold"/>
    </style:style>
    <style:style style:name="P17"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SClone</text:p>
      <text:p text:style-name="P1">Game Design Doc</text:p>
      <text:p text:style-name="P2">Christopher Knapp</text:p>
      <text:p text:style-name="P2">First draft 1/3/2017</text:p>
      <text:p text:style-name="P2">Latest Update 1/3/2017</text:p>
      <text:p text:style-name="P2"/>
      <text:p text:style-name="P11">[Table of Contents]</text:p>
      <text:p text:style-name="P2"/>
      <text:p text:style-name="P12">Overview</text:p>
      <text:p text:style-name="P7"><text:tab/>RSClone is a Massive Multiplayer Online Role-Playing Game (MMORPG) set in a fantasy setting which uses point-and-click gameplay. RSClone is intended to be released initially as a browser game, followed by Android and iOS. The game will follow a “freemium” model, offering players enough content to play for free but incentive to pay for enhanced gameplay and additional content.</text:p>
      <text:p text:style-name="P7"/>
      <text:p text:style-name="P7"><text:tab/>This design document is meant to provide a clear direction for development towards Initial Release, Android Release, and iOS Release(See Appendix A: Release Plans). The game will periodically be updated after release to provide additional content and amend gameplay issues and bugs. Additional documentation and ideas for updates after Initial Release will be listed under Appendix C: Future Content. This does not necessarily mean that these ideas will be utilized, and additional design documents will be made prior to any further releases of the game.</text:p>
      <text:p text:style-name="P7"/>
      <text:p text:style-name="P1">Design Goals</text:p>
      <text:p text:style-name="P7"><text:tab/>RSClone is meant to adhere to certain design goals.</text:p>
      <text:list xml:id="list8996302405799050364" text:style-name="L1">
        <text:list-item>
          <text:p text:style-name="P14"><text:span text:style-name="T1">Accessibility –</text:span> Whenever possible, the game should be designed to be playable by as many people as possible. To this end, players should be able to login either with an account made specifically for RSClone or with a social media account such as Facebook or Google+.</text:p>
        </text:list-item>
        <text:list-item>
          <text:p text:style-name="P16">Diverse Content – <text:span text:style-name="T2">With multiple skills in which a player can train and various quests there should be always be something for the player to do in-game.</text:span></text:p>
        </text:list-item>
      </text:list>
      <text:p text:style-name="P9"/>
      <text:p text:style-name="P9"/>
      <text:p text:style-name="P1">Gameplay</text:p>
      <text:p text:style-name="P7"><text:tab/>Gameplay typically functions by a point-and-click gameplay style.</text:p>
      <text:p text:style-name="P7"/>
      <text:list xml:id="list3820050056435973296" text:style-name="L2">
        <text:list-item>
          <text:p text:style-name="P15">In-browser, moving the cursor over the screen will list a primary action. Left-clicking will perform that primary action. Right-clicking will instead provide a list of possible actions based on the cursor's position on the screen. Using the left and right arrow keys will rotate the camera about the player's character. Using the up and down arrow keys will raise and lower the camera.</text:p>
        </text:list-item>
        <text:list-item>
          <text:p text:style-name="P15">On mobile devices, a short press will perform the primary action, and a long press will produce a list of possible actions. Dragging across the screen left and right will rotate the camera about the player's character. Dragging up and down will raise and lower the camera.</text:p>
        </text:list-item>
      </text:list>
      <text:p text:style-name="P6"/>
      <text:p text:style-name="P6">Quests</text:p>
      <text:p text:style-name="P7"><text:tab/>Quests are narratives the player can participate in which are intended to last 1-2 hours. Quests are entirely based on story objectives, so they may require skills or combat to complete depending on the story.</text:p>
      <text:p text:style-name="P7"/>
      <text:p text:style-name="P7"><text:tab/><text:span text:style-name="T1">Tutorial – The Adventurer's Guild</text:span> After creating their avatar, the player immediately begins gameplay with this quest. This quest introduces the player to the basics of skills and combat, and inventory management. In this quest, the player character must complete the trial needed to join the Adventurer's Guild.</text:p>
      <text:p text:style-name="P6">Skills</text:p>
      <text:p text:style-name="P7"><text:tab/>Skills are various activities a character can perform. Each skill produces some benefit for the player, such as gathering materials or making equipment. Performing tasks associated with a skill will provide experience points in the skill, which in turn will improve the results a player gets from that skill. Additionally, there exist skill synergies which will enhance a character's ability in a given skill by relying on relevant expertise from other skills.</text:p>
      <text:p text:style-name="P10"><text:soft-page-break/>Fishing</text:p>
      <text:p text:style-name="P7"><text:tab/>Fishing allows a player to catch raw fish to cook. To fish, a player must have a relevant item with which to fish(such as a net). The player then approaches a fishing spot, and gathers fish until the player moves elsewhere, the fishing spot is depleted of fish, or the player's inventory is full.</text:p>
      <text:p text:style-name="P7"><text:tab/>As a player's fishing level increases, the speed at which they catch fish also increases.</text:p>
      <text:p text:style-name="P10"/>
      <text:p text:style-name="P10">Cooking</text:p>
      <text:p text:style-name="P7"><text:tab/>Cooking allows a player to create food items, which can be consumed to regain health or receive other benefits. To cook, a player must be near a fire or cooking range. Cooking on a fire will cook an item faster, but may increase a player's chances to burn food. Cooking foods on a range will cook an item slower, but will decrease the player's chances to burn food. Certain foods can only be cooked on a cooking range.</text:p>
      <text:p text:style-name="P7"><text:tab/>As a player's cooking level increases, the amount of food they burn will decrease.</text:p>
      <text:p text:style-name="P10"/>
      <text:p text:style-name="P10">Woodcutting</text:p>
      <text:p text:style-name="P7"><text:tab/>Woodcutting allows a player to gather wood by chopping down trees. To cut wood, a player must have a hatchet. A player approaches an uncut tree and chops it. Different trees will provide different amounts of wood, based on their type and when they were last cut.</text:p>
      <text:p text:style-name="P10"/>
      <text:p text:style-name="P10">Firemaking</text:p>
      <text:p text:style-name="P7"><text:tab/>A player uses their Firemaking skill to start campfires. A campfire can be used by anyone who can see it, and lasts for a fixed amount of time. A player can use logs to feed a campfire, increasing its duration.</text:p>
      <text:p text:style-name="P10"/>
      <text:p text:style-name="P10">Mining</text:p>
      <text:p text:style-name="P7"><text:tab/>A player uses their Mining skill to collect ores. To collect ores, a player needs a pickaxe. A player approaches a rock with a vein of ore and mines it. Occasionally while mining, a player may find a gemstone in addition to ores.</text:p>
      <text:p text:style-name="P10"/>
      <text:p text:style-name="P10">Smithing</text:p>
      <text:p text:style-name="P7"><text:tab/>A player uses the Smithing skill to make or upgrade metal equipment, such as armor, weapons, and tools. Different metals have different properties and uses.</text:p>
      <text:p text:style-name="P7"/>
      <text:p text:style-name="P10">Fletching</text:p>
      <text:p text:style-name="P3"><text:tab/>Fletching is used to make arrows and archery equipment. This equipment is used for ranged combat. With higher skill in fletching, a player can create arrows with higher accuracy and more accurate bows.</text:p>
      <text:p text:style-name="P3"/>
      <text:p text:style-name="P10">Artifice</text:p>
      <text:p text:style-name="P7"><text:tab/>The Artifice skill is the scientific application of magical properties. Players can use this skill to brew potions, enchant properly prepared equipment, and store magic into disposable receptacles.</text:p>
      <text:p text:style-name="P10"/>
      <text:p text:style-name="P6">Combat</text:p>
      <text:p text:style-name="P10"/>
      <text:p text:style-name="P10">Basic Combat</text:p>
      <text:p text:style-name="P10"/>
      <text:p text:style-name="P10">Combat Triangle</text:p>
      <text:p text:style-name="P10"/>
      <text:p text:style-name="P10"><text:soft-page-break/></text:p>
      <text:p text:style-name="P7"><text:tab/></text:p>
      <text:p text:style-name="P6"/>
      <text:p text:style-name="P6">Trade</text:p>
      <text:p text:style-name="P7"><text:tab/>Barring items specific to a quest, players can trade items with one another.</text:p>
      <text:p text:style-name="P1"/>
      <text:p text:style-name="P1">Setting</text:p>
      <text:p text:style-name="P1"/>
      <text:p text:style-name="P1">Graphical Style</text:p>
      <text:p text:style-name="P1"/>
      <text:p text:style-name="P1">Interface</text:p>
      <text:p text:style-name="P1"/>
      <text:p text:style-name="P1">Appendix A: Release Plans</text:p>
      <text:p text:style-name="P1"/>
      <text:p text:style-name="P1">Appendix B: Price Structure</text:p>
      <text:p text:style-name="P1"/>
      <text:p text:style-name="P1">Appendix C: Future Content</text:p>
      <text:p text:style-name="P1"/>
      <text:p text:style-name="P6">Skill Synergies</text:p>
      <text:p text:style-name="P7"><text:tab/>While certain skills(such as Mining and Smithing) have obvious connections, certain pairs of skills, at higher levels, can unlock new gameplay features. Below is a list of potential skill synergies.</text:p>
      <text:p text:style-name="P7"/>
      <text:p text:style-name="P8">Fishing</text:p>
      <text:p text:style-name="P9">Magic – Precise Casting(uses Fishing instead of Attack for magic attack accuracy with a wand)</text:p>
      <text:p text:style-name="P9"/>
      <text:p text:style-name="P8">Woodcutting</text:p>
      <text:p text:style-name="P9">Strength – Hacking Strike(uses Woodcutting instead of Attack for melee attack accuracy with an axe)</text:p>
      <text:p text:style-name="P9"/>
      <text:p text:style-name="P8">Firemaking</text:p>
      <text:p text:style-name="P9">Ranged – Burning Arrows(Arrows deal burns which provide lingering damage for fixed amounts of time)</text:p>
      <text:p text:style-name="P9"/>
      <text:p text:style-name="P8">Smithing</text:p>
      <text:p text:style-name="P9">Strength - Battering Strike(uses Smithing for damage calculation instead of Strength with a hammer)</text:p>
      <text:p text:style-name="P9"/>
      <text:p text:style-name="P8">Fletching</text:p>
      <text:p text:style-name="P5">Artifice – Potion Arrows(Make arrows from potion vials which can deliver a potion's effect to a target at range)</text:p>
      <text:p text:style-name="P5"/>
      <text:p text:style-name="P4">Artifice</text:p>
      <text:p text:style-name="P5">Smithing – Spellstoring Shield(Ability to craft a shield which reduces damage taken from magic att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Knapp</meta:initial-creator>
    <meta:creation-date>2017-01-03T20:16:35.55</meta:creation-date>
    <dc:date>2017-01-04T15:54:28.10</dc:date>
    <dc:creator>Christopher Knapp</dc:creator>
    <meta:editing-duration>PT5H21M28S</meta:editing-duration>
    <meta:editing-cycles>11</meta:editing-cycles>
    <meta:generator>OpenOffice/4.1.3$Win32 OpenOffice.org_project/413m1$Build-9783</meta:generator>
    <meta:document-statistic meta:table-count="0" meta:image-count="0" meta:object-count="0" meta:page-count="5" meta:paragraph-count="66" meta:word-count="1075" meta:character-count="6567"/>
  </office:meta>
</office:document-meta>
</file>